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2" style:family="table">
      <style:table-properties style:width="15.27cm" fo:margin-left="-0.199cm" table:align="left" style:writing-mode="lr-tb"/>
    </style:style>
    <style:style style:name="Taula2.A" style:family="table-column">
      <style:table-column-properties style:column-width="3.048cm"/>
    </style:style>
    <style:style style:name="Taula2.B" style:family="table-column">
      <style:table-column-properties style:column-width="2.35cm"/>
    </style:style>
    <style:style style:name="Taula2.C" style:family="table-column">
      <style:table-column-properties style:column-width="2.805cm"/>
    </style:style>
    <style:style style:name="Taula2.D" style:family="table-column">
      <style:table-column-properties style:column-width="3.995cm"/>
    </style:style>
    <style:style style:name="Taula2.E" style:family="table-column">
      <style:table-column-properties style:column-width="3.073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2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language="ca" fo:country="ES" fo:font-weight="bold" style:font-weight-asian="bold"/>
    </style:style>
    <style:style style:name="P2" style:family="paragraph" style:parent-style-name="Standard">
      <style:text-properties fo:font-size="12pt" fo:language="ca" fo:country="ES" fo:font-weight="bold" style:font-size-asian="12pt" style:font-weight-asian="bold"/>
    </style:style>
    <style:style style:name="P3" style:family="paragraph" style:parent-style-name="Standard">
      <style:text-properties fo:font-size="12pt" fo:language="ca" fo:country="ES" fo:font-weight="bold" style:font-size-asian="12pt" style:font-weight-asian="bold" style:font-weight-complex="bold"/>
    </style:style>
    <style:style style:name="P4" style:family="paragraph" style:parent-style-name="Standard">
      <style:text-properties fo:font-size="12pt" fo:language="ca" fo:country="ES" style:font-size-asian="12pt"/>
    </style:style>
    <style:style style:name="P5" style:family="paragraph" style:parent-style-name="Standard">
      <style:text-properties fo:color="#c0504d" fo:font-size="12pt" fo:language="ca" fo:country="ES" fo:font-weight="bold" style:font-size-asian="12pt" style:font-weight-asian="bold" style:font-weight-complex="bold"/>
    </style:style>
    <style:style style:name="P6" style:family="paragraph" style:parent-style-name="Standard">
      <style:text-properties fo:color="#c0504d" fo:font-size="12pt" fo:language="ca" fo:country="ES" style:text-underline-style="solid" style:text-underline-width="auto" style:text-underline-color="font-color" fo:font-weight="bold" style:font-size-asian="12pt" style:font-weight-asian="bold"/>
    </style:style>
    <style:style style:name="P7" style:family="paragraph" style:parent-style-name="Standard">
      <style:text-properties style:font-name-asian="Arial" style:font-name-complex="Arial"/>
    </style:style>
    <style:style style:name="P8" style:family="paragraph" style:parent-style-name="Standard" style:master-page-name="Standard">
      <style:paragraph-properties style:page-number="auto"/>
      <style:text-properties fo:language="ca" fo:country="ES"/>
    </style:style>
    <style:style style:name="P9" style:family="paragraph" style:parent-style-name="Standard" style:list-style-name="WW8Num1"/>
    <style:style style:name="P10" style:family="paragraph" style:parent-style-name="Standard">
      <style:text-properties fo:font-size="12pt" fo:language="ca" fo:country="ES" fo:font-weight="bold" style:font-size-asian="12pt" style:font-weight-asian="bold" style:font-weight-complex="bold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paragraph-properties fo:text-align="start" style:justify-single-word="false"/>
      <style:text-properties fo:language="ca" fo:country="ES" fo:font-weight="bold" style:font-weight-asian="bold"/>
    </style:style>
    <style:style style:name="P13" style:family="paragraph" style:parent-style-name="Standard">
      <style:paragraph-properties fo:text-align="start" style:justify-single-word="false" style:snap-to-layout-grid="false"/>
      <style:text-properties fo:language="ca" fo:country="ES" fo:font-weight="bold" style:font-weight-asian="bold"/>
    </style:style>
    <style:style style:name="P14" style:family="paragraph" style:parent-style-name="Standard">
      <style:paragraph-properties fo:text-align="start" style:justify-single-word="false" style:snap-to-layout-grid="false"/>
      <style:text-properties fo:language="ca" fo:country="ES"/>
    </style:style>
    <style:style style:name="P15" style:family="paragraph" style:parent-style-name="Standard">
      <style:paragraph-properties fo:text-align="start" style:justify-single-word="false" style:snap-to-layout-grid="false"/>
      <style:text-properties fo:language="ca" fo:country="ES" officeooo:paragraph-rsid="00160371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language="ca" fo:country="ES" officeooo:rsid="0015c1e0" style:language-asian="ar" style:country-asian="SA"/>
    </style:style>
    <style:style style:name="T3" style:family="text">
      <style:text-properties fo:font-size="12pt" fo:language="ca" fo:country="ES" fo:font-weight="bold" style:font-size-asian="12pt" style:font-weight-asian="bold"/>
    </style:style>
    <style:style style:name="T4" style:family="text">
      <style:text-properties fo:font-size="12pt" fo:language="ca" fo:country="ES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La forma jurídica i la fiscalitat</text:span></text:p>
      <text:p text:style-name="P11"><text:span text:style-name="T1"/></text:p>
      <text:p text:style-name="P3"><text:bookmark text:name="section-40"/><text:bookmark text:name="section-41"/>3.1. La forma jurídica i la fiscalitat</text:p>
      <text:p text:style-name="P3"/>
      <text:p text:style-name="P5">Què he de fer?</text:p>
      <text:p text:style-name="P6"><text:bookmark text:name="section-42"/>Indicar la forma jurídica escollida, les característiques d’aquesta i la justificació de l’elecció, d’ entre les formes jurídiques que es detallen a la taula resum.</text:p>
      <text:p text:style-name="P6"/>
      <text:p text:style-name="P2">Teoria i recursos per poder fer activitat:</text:p>
      <text:p text:style-name="P4">Per tal de seleccionar la forma jurídica valora els següents ítems:</text:p>
      <text:list xml:id="list462554889" text:style-name="WW8Num1">
        <text:list-item>
          <text:p text:style-name="P9"><text:span text:style-name="T4">El </text:span><text:span text:style-name="T3">capital mínim</text:span><text:span text:style-name="T4"> necessari: Segons la forma jurídica que escolliu haureu d’aportar inicialment més o menys diners. Heu de tenir en compte les aportacions que cada un de vosaltres pot fer. El/la professor/a us indicarà la quantitat.</text:span></text:p>
        </text:list-item>
        <text:list-item>
          <text:p text:style-name="P9"><text:span text:style-name="T4">La </text:span><text:span text:style-name="T3">responsabilitat dels socis</text:span><text:span text:style-name="T4"> davant de possibles deutes: Hi ha formes jurídiques que contemplen la possibilitat de respondre davant dels deutes, de forma limitada al capital aportat, sense tenir en compte el patrimoni personal dels socis.</text:span></text:p>
        </text:list-item>
        <text:list-item>
          <text:p text:style-name="P9"><text:span text:style-name="T4">La </text:span><text:span text:style-name="T3">fiscalitat</text:span><text:span text:style-name="T4"> que grava en cada forma jurídica: Hi ha que han de liquidar l’ IRPF, o bé, l’ Impost de Societats. Informa’t quin impost seria el més factible, i quin és el tipus impositiu aplicable en la forma jurídica escollida. Per fer l’elecció suposarem que l’empresa té una bona previsió d’ingressos.</text:span></text:p>
        </text:list-item>
        <text:list-item>
          <text:p text:style-name="P9"><text:span text:style-name="T3">Cotització dels socis</text:span><text:span text:style-name="T4"> a la Seguretat Social: Segons la forma jurídica, la cotització es farà al Règim General de la S.S., o bé, al Règim Especial de Treballadors Autònoms. Cerqueu aquelles formes jurídiques que ens deixen escollir entre qualsevol dels dos règims.</text:span></text:p>
        </text:list-item>
      </text:list>
      <text:p text:style-name="P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"><text:bookmark text:name="section-45"/><text:soft-page-break/>3.1.2. Tràmits relatius a l’adopció de la personalitat jurídica, tràmits generals de posada en marxa i de funcionament (impostos)</text:p>
      <text:p text:style-name="P1"><text:bookmark text:name="section-46"/>Es realitzarà en format de taula on s’indicaran tots els tràmits necessaris per a la creació de l’empresa, indicant els següents ítems: Nom del tràmit o nom de l’ impost, documentació necessària, termini per a presentar-ho o fer el pagament i organisme on s’ha de trametre.</text:p>
      <text:p text:style-name="Standard"><text:a xlink:type="simple" xlink:href="http://www.ipyme.org/es-ES/DecisionEmprender/FormasJuridicas/Paginas/FormasJuridicas.aspx" text:style-name="Internet_20_link" text:visited-style-name="Visited_20_Internet_20_Link"><text:span text:style-name="Internet_20_link"><text:span text:style-name="T2">http://www.ipyme.org/es-ES/DecisionEmprender/FormasJuridicas/Paginas/FormasJuridicas.aspx</text:span></text:span></text:a></text:p>
      <text:p text:style-name="Standard"><text:span text:style-name="Internet_20_link"><text:span text:style-name="T2">http://www.ipyme.org/es-ES/creaciondelaempresa/Paginas/TramitesAdministrativos.aspx</text:span></text:span></text:p>
      <text:p text:style-name="P7"><text:s/>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row table:style-name="Taula2.1">
          <table:table-cell table:style-name="Taula2.A1" office:value-type="string">
            <text:p text:style-name="P12">Tràmit o impost</text:p>
            <text:p text:style-name="P12"/>
          </table:table-cell>
          <table:table-cell table:style-name="Taula2.A1" office:value-type="string">
            <text:p text:style-name="P12">Cost</text:p>
          </table:table-cell>
          <table:table-cell table:style-name="Taula2.A1" office:value-type="string">
            <text:p text:style-name="P12">Lloc</text:p>
          </table:table-cell>
          <table:table-cell table:style-name="Taula2.A1" office:value-type="string">
            <text:p text:style-name="P12">Termini</text:p>
          </table:table-cell>
          <table:table-cell table:style-name="Taula2.E1" office:value-type="string">
            <text:p text:style-name="P12">Documentació</text:p>
          </table:table-cell>
        </table:table-row>
        <table:table-row table:style-name="Taula2.1">
          <table:table-cell table:style-name="Taula2.A1" office:value-type="string">
            <text:p text:style-name="P13"><text:span text:style-name="Strong_20_Emphasis">Constitució de l'Empresa:</text:span> </text:p>
          </table:table-cell>
          <table:table-cell table:style-name="Taula2.A1" office:value-type="string">
            <text:p text:style-name="P14">Varia </text:p>
          </table:table-cell>
          <table:table-cell table:style-name="Taula2.A1" office:value-type="string">
            <text:p text:style-name="P14">Notaria </text:p>
          </table:table-cell>
          <table:table-cell table:style-name="Taula2.A1" office:value-type="string">
            <text:p text:style-name="P15">Depèn de les notaries i administracions locals. </text:p>
          </table:table-cell>
          <table:table-cell table:style-name="Taula2.E1" office:value-type="string">
            <text:p text:style-name="P14">Estatuts de la societat, identificacions dels socis, etc. </text:p>
          </table:table-cell>
        </table:table-row>
        <table:table-row table:style-name="Taula2.1">
          <table:table-cell table:style-name="Taula2.A1" office:value-type="string">
            <text:p text:style-name="P14"><text:span text:style-name="Strong_20_Emphasis">Inscripció al Registre Mercantil:</text:span> </text:p>
          </table:table-cell>
          <table:table-cell table:style-name="Taula2.A1" office:value-type="string">
            <text:p text:style-name="P14">Varia </text:p>
          </table:table-cell>
          <table:table-cell table:style-name="Taula2.A1" office:value-type="string">
            <text:p text:style-name="P14">Registre Mercantil </text:p>
          </table:table-cell>
          <table:table-cell table:style-name="Taula2.A1" office:value-type="string">
            <text:p text:style-name="P14">Depèn de les administracions locals. </text:p>
          </table:table-cell>
          <table:table-cell table:style-name="Taula2.E1" office:value-type="string">
            <text:p text:style-name="P14">Documentació de la constitució, identificació dels socis, etc. </text:p>
          </table:table-cell>
        </table:table-row>
        <table:table-row table:style-name="Taula2.1">
          <table:table-cell table:style-name="Taula2.A1" office:value-type="string">
            <text:p text:style-name="P14"><text:span text:style-name="Strong_20_Emphasis">Obtenció del NIF (Número d'Identificació Fiscal):</text:span> </text:p>
          </table:table-cell>
          <table:table-cell table:style-name="Taula2.A1" office:value-type="string">
            <text:p text:style-name="P14">Gratuit </text:p>
          </table:table-cell>
          <table:table-cell table:style-name="Taula2.A1" office:value-type="string">
            <text:p text:style-name="P14">Agència Tributària </text:p>
          </table:table-cell>
          <table:table-cell table:style-name="Taula2.A1" office:value-type="string">
            <text:p text:style-name="P14">Depèn de les administracions locals. </text:p>
          </table:table-cell>
          <table:table-cell table:style-name="Taula2.E1" office:value-type="string">
            <text:p text:style-name="P14">Document d'identificació dels socis, escriptura de constitució, etc. </text:p>
          </table:table-cell>
        </table:table-row>
        <table:table-row table:style-name="Taula2.1">
          <table:table-cell table:style-name="Taula2.A1" office:value-type="string">
            <text:p text:style-name="P14"><text:span text:style-name="Strong_20_Emphasis">Alta en l'Impost d'Activitats Econòmiques (IAE):</text:span> </text:p>
          </table:table-cell>
          <table:table-cell table:style-name="Taula2.A1" office:value-type="string">
            <text:p text:style-name="P14">Varia </text:p>
          </table:table-cell>
          <table:table-cell table:style-name="Taula2.A1" office:value-type="string">
            <text:p text:style-name="P14">Agència Tributària </text:p>
          </table:table-cell>
          <table:table-cell table:style-name="Taula2.A1" office:value-type="string">
            <text:p text:style-name="P14">Depèn de les administracions locals. </text:p>
          </table:table-cell>
          <table:table-cell table:style-name="Taula2.E1" office:value-type="string">
            <text:p text:style-name="P14">Dades fiscals, informació sobre l'activitat, etc. </text:p>
          </table:table-cell>
        </table:table-row>
        <table:table-row table:style-name="Taula2.1">
          <table:table-cell table:style-name="Taula2.A1" office:value-type="string">
            <text:p text:style-name="P15"><text:span text:style-name="Strong_20_Emphasis">Declaració Censal (Model 036 o 037):</text:span> </text:p>
          </table:table-cell>
          <table:table-cell table:style-name="Taula2.A1" office:value-type="string">
            <text:p text:style-name="P14">Gratuit </text:p>
          </table:table-cell>
          <table:table-cell table:style-name="Taula2.A1" office:value-type="string">
            <text:p text:style-name="P14">Agència Tributària </text:p>
          </table:table-cell>
          <table:table-cell table:style-name="Taula2.A1" office:value-type="string">
            <text:p text:style-name="P14">Abans de començar l'activitat. </text:p>
          </table:table-cell>
          <table:table-cell table:style-name="Taula2.E1" office:value-type="string">
            <text:p text:style-name="P14">Dades fiscals, adreça, etc. </text:p>
          </table:table-cell>
        </table:table-row>
        <table:table-row table:style-name="Taula2.1">
          <table:table-cell table:style-name="Taula2.A1" office:value-type="string">
            <text:p text:style-name="P14"><text:span text:style-name="Strong_20_Emphasis">Obertura del Compte Bancari de l'Empresa:</text:span> </text:p>
          </table:table-cell>
          <table:table-cell table:style-name="Taula2.A1" office:value-type="string">
            <text:p text:style-name="P15">Pot ser gratuït o amb comissions segons la institució financera.</text:p>
            <text:p text:style-name="P15"><text:s/></text:p>
          </table:table-cell>
          <table:table-cell table:style-name="Taula2.A1" office:value-type="string">
            <text:p text:style-name="P14">Entitat bancària </text:p>
            <text:p text:style-name="P14"/>
          </table:table-cell>
          <table:table-cell table:style-name="Taula2.A1" office:value-type="string">
            <text:p text:style-name="P14">Depèn de l'entitat bancària. </text:p>
          </table:table-cell>
          <table:table-cell table:style-name="Taula2.E1" office:value-type="string">
            <text:p text:style-name="P14">Documentació de la societat, NIF, etc. </text:p>
          </table:table-cell>
        </table:table-row>
        <text:soft-page-break/>
        <table:table-row table:style-name="Taula2.1">
          <table:table-cell table:style-name="Taula2.A1" office:value-type="string">
            <text:p text:style-name="P14"><text:span text:style-name="Strong_20_Emphasis">Inscripció a la Seguretat Social:</text:span> </text:p>
          </table:table-cell>
          <table:table-cell table:style-name="Taula2.A1" office:value-type="string">
            <text:p text:style-name="P14">Segons el règim de la Seguretat Social. </text:p>
          </table:table-cell>
          <table:table-cell table:style-name="Taula2.A1" office:value-type="string">
            <text:p text:style-name="P14">Oficina de la Seguretat Social </text:p>
          </table:table-cell>
          <table:table-cell table:style-name="Taula2.A1" office:value-type="string">
            <text:p text:style-name="P14">Abans d'iniciar l'activitat laboral. </text:p>
          </table:table-cell>
          <table:table-cell table:style-name="Taula2.E1" office:value-type="string">
            <text:p text:style-name="P14">NIF de l'empresa, dades dels treballadors, etc. 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Noto Sans Devanagari1" svg:font-family="'Noto Sans Devanagari'" style:font-family-generic="swiss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style:rfc-language-tag="ca-ES-valencia" fo:language="ca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justify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1pt" style:rfc-language-tag="es-ES-u-co-trad" fo:language="es" fo:country="E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, 宋体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L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2pt" fo:language="ca" fo:country="ES" style:font-size-asian="12pt" style:font-name-complex="Symbol" style:font-family-complex="Symbol" style:font-family-generic-complex="roman" style:font-pitch-complex="variable" style:font-charset-complex="x-symbol"/>
    </style:style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uente_20_de_20_párrafo_20_predeter." style:display-name="Fuente de párrafo predeter." style:family="text"/>
    <style:style style:name="Tipus_20_de_20_lletra_20_per_20_defecte_20_del_20_paràgraf1" style:display-name="Tipus de lletra per defecte del paràgraf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Symbol"/>
      </text:list-level-style-bullet>
      <text:list-level-style-bullet text:level="2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number text:level="8" text:style-name="WW8Num1z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keyword/>
    <meta:initial-creator>super</meta:initial-creator>
    <meta:creation-date>2017-10-23T17:32:00</meta:creation-date>
    <dc:date>2023-12-14T17:14:00.035000000</dc:date>
    <meta:print-date>2018-01-09T18:45:00</meta:print-date>
    <meta:editing-cycles>8</meta:editing-cycles>
    <meta:editing-duration>PT49M20S</meta:editing-duration>
    <meta:generator>LibreOffice/6.3.3.2$Windows_X86_64 LibreOffice_project/a64200df03143b798afd1ec74a12ab50359878ed</meta:generator>
    <meta:document-statistic meta:table-count="1" meta:image-count="0" meta:object-count="0" meta:page-count="3" meta:paragraph-count="56" meta:word-count="460" meta:character-count="3170" meta:non-whitespace-character-count="2732"/>
  </office:meta>
</office:document-meta>
</file>